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2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3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4" style:family="paragraph" style:parent-style-name="Text_20_body">
      <style:text-properties fo:font-size="15pt" officeooo:paragraph-rsid="0001e625" style:font-size-asian="15pt" style:font-size-complex="15pt"/>
    </style:style>
    <style:style style:name="P5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因為希望這<text:span text:style-name="T3">17</text:span>段錄音稿ē-tàng來當做論文實驗ê標準，</text:p>
      <text:p text:style-name="P6">所以希望老師ê唸法kah 允言老師ê標記相仝</text:p>
      <text:p text:style-name="P7">#代表前一字唸本調</text:p>
      <text:p text:style-name="P5"/>
      <text:p text:style-name="P5">0612</text:p>
      <text:p text:style-name="P7">1.</text:p>
      <text:p text:style-name="P2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2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2"/>
      <text:p text:style-name="P2">東部傳道見聞記，陳降祥著，1961</text:p>
      <text:p text:style-name="P2">Tang-pōo Thuân-tō Kiàn-bûn-kì, Tân Kàng-siông tù, it kiú lio̍k it</text:p>
      <text:p text:style-name="P2"/>
      <text:p text:style-name="P2"/>
      <text:p text:style-name="P8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2"/>
      <text:p text:style-name="P2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2"/>
      <text:p text:style-name="P2">草堆頂的眠夢──兒童宗教故事，黃懷恩著，1955</text:p>
      <text:p text:style-name="P2">Tsháu-tui-tíng ê Bîn-bāng ── Jî-tông Tsong-kàu Kòo-sū, N̂g Huâi-un tù, it kiú ngóo ngóo</text:p>
      <text:p text:style-name="P2"/>
      <text:p text:style-name="P2"/>
      <text:p text:style-name="P8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3"><text:line-break/>---台日大辭典(台文譯本)--<text:line-break/>tsînn [晴] 好天氣。</text:p>
      <text:p text:style-name="P2"/>
      <text:p text:style-name="P2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2"/>
      <text:p text:style-name="P2">新聞的雜錄，1913</text:p>
      <text:p text:style-name="P2">Sin-bûn ê Tsa̍p-lio̍k, it kiú it sam</text:p>
      <text:p text:style-name="P2"/>
      <text:p text:style-name="P2"><text:line-break/>---台日大辭典(台文譯本)---<text:line-break/>bāi [覓] (1) 探訪。 (2) 走chhōe。 (3) 附tī動詞後表示試意。</text:p>
      <text:p text:style-name="P8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2"/>
      <text:p text:style-name="P2"/>
      <text:p text:style-name="P2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"/>
      <text:p text:style-name="P1"><text:soft-page-break/></text:p>
      <text:p text:style-name="P1">十項管見，蔡培火著，1924</text:p>
      <text:p text:style-name="P1">Tsa̍p Hāng Kuán-kiàn, Tshuà Puê-hué tù, it kiú jī sù</text:p>
      <text:p text:style-name="P1"/>
      <text:p text:style-name="P1">0705</text:p>
      <text:p text:style-name="P1">1.</text:p>
      <text:p text:style-name="P4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4"><text:line-break/>--- 台日大辭典(台文譯本)---<text:line-break/>kuē [快] (1) 姓。 (2) 容易。<text:line-break/>kué-seh [解說] 說明；解釋。</text:p>
      <text:p text:style-name="P4"><text:soft-page-break/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4"/>
      <text:p text:style-name="P4">白話字ê利益，劉茂清著，1886</text:p>
      <text:p text:style-name="P4">Pe̍h-uē-jī ê Lī-ik, Lâu Bô͘-chheng tù, 1886</text:p>
      <text:p text:style-name="P4"/>
      <text:p text:style-name="P4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4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<text:soft-page-break/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4"/>
      <text:p text:style-name="P4">交戰ê消息，臺南府城教會報編輯室著，1905</text:p>
      <text:p text:style-name="P4">Kau-tsiàn ê Siau-sit, Tâi-lâm Hú-siânn Kàu-huē-pò Pian-tsi̍p-sik tù, 1905 </text:p>
      <text:p text:style-name="P4"/>
      <text:p text:style-name="P4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4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<text:soft-page-break/>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4"/>
      <text:p text:style-name="P4">疼你贏過通世間，賴仁聲著，1955</text:p>
      <text:p text:style-name="P4">Thiànn Lí Iânn Kè Thong Sè-kan, Luā Jîn-sing tù,1955</text:p>
      <text:p text:style-name="P4"/>
      <text:p text:style-name="P4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4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4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<text:soft-page-break/>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--kuè-lâi tsit bōo siá--lo̍h-lâi, koh ka-siōng kiat-bué siōng tsing-tshái tsit tuānn."</text:p>
      <text:p text:style-name="P4"/>
      <text:p text:style-name="P4"/>
      <text:p text:style-name="P4"/>
      <text:p text:style-name="P4">愛你kap愛伊平仔濟，盧誕春著，1997</text:p>
      <text:p text:style-name="P4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2:42:58.000528570</dc:date>
    <meta:editing-duration>PT12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9" meta:paragraph-count="44" meta:word-count="3670" meta:character-count="9750" meta:non-whitespace-character-count="8567"/>
  </office:meta>
</office:document-meta>
</file>